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601cm" fo:margin-top="0.101cm" fo:margin-bottom="0cm" table:align="margins" fo:background-color="transparent">
        <style:background-image/>
      </style:table-properties>
    </style:style>
    <style:style style:name="Tableau1.A" style:family="table-column">
      <style:table-column-properties style:column-width="3.5cm" style:rel-column-width="16861*"/>
    </style:style>
    <style:style style:name="Tableau1.B" style:family="table-column">
      <style:table-column-properties style:column-width="10.102cm" style:rel-column-width="4867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-left="0cm" fo:padding-right="0cm" fo:padding-top="0.049cm" fo:padding-bottom="0.049cm" fo:border="none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4.994cm" style:rel-column-width="24060*"/>
    </style:style>
    <style:style style:name="Tableau2.B" style:family="table-column">
      <style:table-column-properties style:column-width="8.608cm" style:rel-column-width="41475*"/>
    </style:style>
    <style:style style:name="Tableau2.A1" style:family="table-cell">
      <style:table-cell-properties style:vertical-align="middle" fo:padding-left="0cm" fo:padding-right="0cm" fo:padding-top="0.049cm" fo:padding-bottom="0.049cm" fo:border="none"/>
    </style:style>
    <style:style style:name="Tableau3" style:family="table">
      <style:table-properties style:width="13.601cm" table:align="margins"/>
    </style:style>
    <style:style style:name="Tableau3.A" style:family="table-column">
      <style:table-column-properties style:column-width="4.203cm" style:rel-column-width="20252*"/>
    </style:style>
    <style:style style:name="Tableau3.B" style:family="table-column">
      <style:table-column-properties style:column-width="9.398cm" style:rel-column-width="45283*"/>
    </style:style>
    <style:style style:name="Tableau3.A1" style:family="table-cell">
      <style:table-cell-properties style:vertical-align="middle" fo:padding-left="0cm" fo:padding-right="0cm" fo:padding-top="0.049cm" fo:padding-bottom="0.049cm" fo:border="none"/>
    </style:style>
    <style:style style:name="Tableau4" style:family="table">
      <style:table-properties style:width="13.601cm" table:align="margins"/>
    </style:style>
    <style:style style:name="Tableau4.A" style:family="table-column">
      <style:table-column-properties style:column-width="4.396cm" style:rel-column-width="21179*"/>
    </style:style>
    <style:style style:name="Tableau4.B" style:family="table-column">
      <style:table-column-properties style:column-width="9.206cm" style:rel-column-width="44356*"/>
    </style:style>
    <style:style style:name="Tableau4.A1" style:family="table-cell">
      <style:table-cell-properties fo:padding-left="0cm" fo:padding-right="0cm" fo:padding-top="0.049cm" fo:padding-bottom="0.049cm" fo:border="none"/>
    </style:style>
    <style:style style:name="Tableau5" style:family="table">
      <style:table-properties style:width="13.601cm" table:align="margins"/>
    </style:style>
    <style:style style:name="Tableau5.A" style:family="table-column">
      <style:table-column-properties style:column-width="5.207cm" style:rel-column-width="25088*"/>
    </style:style>
    <style:style style:name="Tableau5.B" style:family="table-column">
      <style:table-column-properties style:column-width="8.394cm" style:rel-column-width="40447*"/>
    </style:style>
    <style:style style:name="Tableau5.A1" style:family="table-cell">
      <style:table-cell-properties fo:padding="0cm" fo:border="none"/>
    </style:style>
    <style:style style:name="Tableau5.A2" style:family="table-cell">
      <style:table-cell-properties style:vertical-align="middle" fo:padding="0cm" fo:border="none"/>
    </style:style>
    <style:style style:name="Tableau6" style:family="table">
      <style:table-properties style:width="13.601cm" table:align="margins"/>
    </style:style>
    <style:style style:name="Tableau6.A" style:family="table-column">
      <style:table-column-properties style:column-width="5.207cm" style:rel-column-width="25088*"/>
    </style:style>
    <style:style style:name="Tableau6.B" style:family="table-column">
      <style:table-column-properties style:column-width="8.394cm" style:rel-column-width="40447*"/>
    </style:style>
    <style:style style:name="Tableau6.A1" style:family="table-cell">
      <style:table-cell-properties style:vertical-align="middle" fo:padding-left="0cm" fo:padding-right="0cm" fo:padding-top="0.049cm" fo:padding-bottom="0.049cm" fo:border="none"/>
    </style:style>
    <style:style style:name="Tableau7" style:family="table">
      <style:table-properties style:width="13.601cm" table:align="margins"/>
    </style:style>
    <style:style style:name="Tableau7.A" style:family="table-column">
      <style:table-column-properties style:column-width="5.398cm" style:rel-column-width="26006*"/>
    </style:style>
    <style:style style:name="Tableau7.B" style:family="table-column">
      <style:table-column-properties style:column-width="8.204cm" style:rel-column-width="39529*"/>
    </style:style>
    <style:style style:name="Tableau7.A1" style:family="table-cell">
      <style:table-cell-properties style:vertical-align="middle" fo:padding-left="0cm" fo:padding-right="0cm" fo:padding-top="0.049cm" fo:padding-bottom="0.049cm" fo:border="none"/>
    </style:style>
    <style:style style:name="Tableau8" style:family="table">
      <style:table-properties style:width="13.601cm" table:align="margins"/>
    </style:style>
    <style:style style:name="Tableau8.A" style:family="table-column">
      <style:table-column-properties style:column-width="6.209cm" style:rel-column-width="29916*"/>
    </style:style>
    <style:style style:name="Tableau8.B" style:family="table-column">
      <style:table-column-properties style:column-width="7.392cm" style:rel-column-width="35619*"/>
    </style:style>
    <style:style style:name="Tableau8.A1" style:family="table-cell">
      <style:table-cell-properties style:vertical-align="middle" fo:padding-left="0cm" fo:padding-right="0cm" fo:padding-top="0.049cm" fo:padding-bottom="0.049cm" fo:border="none"/>
    </style:style>
    <style:style style:name="Tableau9" style:family="table">
      <style:table-properties style:width="13.601cm" table:align="margins"/>
    </style:style>
    <style:style style:name="Tableau9.A" style:family="table-column">
      <style:table-column-properties style:column-width="4.801cm" style:rel-column-width="2722*"/>
    </style:style>
    <style:style style:name="Tableau9.B" style:family="table-column">
      <style:table-column-properties style:column-width="8.8cm" style:rel-column-width="4989*"/>
    </style:style>
    <style:style style:name="Tableau9.A1" style:family="table-cell">
      <style:table-cell-properties style:vertical-align="middle" fo:padding-left="0cm" fo:padding-right="0cm" fo:padding-top="0.049cm" fo:padding-bottom="0.049cm" fo:border="none"/>
    </style:style>
    <style:style style:name="Tableau10" style:family="table">
      <style:table-properties style:width="13.601cm" table:align="margins"/>
    </style:style>
    <style:style style:name="Tableau10.A" style:family="table-column">
      <style:table-column-properties style:column-width="4.801cm" style:rel-column-width="2722*"/>
    </style:style>
    <style:style style:name="Tableau10.B" style:family="table-column">
      <style:table-column-properties style:column-width="8.8cm" style:rel-column-width="4989*"/>
    </style:style>
    <style:style style:name="Tableau10.A1" style:family="table-cell">
      <style:table-cell-properties style:vertical-align="middle" fo:padding-left="0cm" fo:padding-right="0cm" fo:padding-top="0.049cm" fo:padding-bottom="0.049cm" fo:border="none"/>
    </style:style>
    <style:style style:name="Tableau11" style:family="table">
      <style:table-properties style:width="13.601cm" table:align="margins"/>
    </style:style>
    <style:style style:name="Tableau11.A" style:family="table-column">
      <style:table-column-properties style:column-width="4.801cm" style:rel-column-width="2722*"/>
    </style:style>
    <style:style style:name="Tableau11.B" style:family="table-column">
      <style:table-column-properties style:column-width="8.8cm" style:rel-column-width="4989*"/>
    </style:style>
    <style:style style:name="Tableau11.A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13.601cm" table:align="margins"/>
    </style:style>
    <style:style style:name="Tableau12.A" style:family="table-column">
      <style:table-column-properties style:column-width="4.203cm" style:rel-column-width="2383*"/>
    </style:style>
    <style:style style:name="Tableau12.B" style:family="table-column">
      <style:table-column-properties style:column-width="9.398cm" style:rel-column-width="5328*"/>
    </style:style>
    <style:style style:name="Tableau12.A1" style:family="table-cell">
      <style:table-cell-properties style:vertical-align="middle" fo:padding-left="0cm" fo:padding-right="0cm" fo:padding-top="0.049cm" fo:padding-bottom="0.049cm" fo:border="none"/>
    </style:style>
    <style:style style:name="Tableau13" style:family="table">
      <style:table-properties style:width="13.601cm" table:align="margins"/>
    </style:style>
    <style:style style:name="Tableau13.A" style:family="table-column">
      <style:table-column-properties style:column-width="6.892cm" style:rel-column-width="3907*"/>
    </style:style>
    <style:style style:name="Tableau13.B" style:family="table-column">
      <style:table-column-properties style:column-width="6.71cm" style:rel-column-width="3804*"/>
    </style:style>
    <style:style style:name="Tableau13.A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Standard">
      <style:text-properties officeooo:paragraph-rsid="00116ac1"/>
    </style:style>
    <style:style style:name="P2" style:family="paragraph" style:parent-style-name="Standard">
      <style:text-properties officeooo:paragraph-rsid="00118d60"/>
    </style:style>
    <style:style style:name="P3" style:family="paragraph" style:parent-style-name="Standard">
      <style:text-properties officeooo:paragraph-rsid="0014f198"/>
    </style:style>
    <style:style style:name="P4" style:family="paragraph" style:parent-style-name="Standard">
      <style:text-properties officeooo:paragraph-rsid="001b8690"/>
    </style:style>
    <style:style style:name="P5" style:family="paragraph" style:parent-style-name="Standard">
      <style:text-properties officeooo:paragraph-rsid="001e6101"/>
    </style:style>
    <style:style style:name="P6" style:family="paragraph" style:parent-style-name="Standard">
      <style:text-properties officeooo:paragraph-rsid="001f3ccd"/>
    </style:style>
    <style:style style:name="P7" style:family="paragraph" style:parent-style-name="Standard">
      <style:paragraph-properties fo:margin-top="0cm" fo:margin-bottom="0cm" loext:contextual-spacing="false" fo:line-height="115%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Table_20_Contents">
      <style:text-properties style:font-name="Liberation Serif" fo:font-weight="normal" style:font-weight-asian="normal" style:font-weight-complex="normal"/>
    </style:style>
    <style:style style:name="P10" style:family="paragraph" style:parent-style-name="Heading_20_3">
      <style:text-properties officeooo:paragraph-rsid="000fe2b5"/>
    </style:style>
    <style:style style:name="P11" style:family="paragraph" style:parent-style-name="Heading_20_3">
      <style:paragraph-properties fo:break-before="column"/>
    </style:style>
    <style:style style:name="T1" style:family="text">
      <style:text-properties style:font-name="Courier New" fo:font-weight="bold" officeooo:rsid="000e4649" style:font-weight-asian="bold" style:font-weight-complex="bold"/>
    </style:style>
    <style:style style:name="T2" style:family="text">
      <style:text-properties style:font-name="Courier New" fo:font-weight="bold" officeooo:rsid="000fe2b5" style:font-weight-asian="bold" style:font-weight-complex="bold"/>
    </style:style>
    <style:style style:name="T3" style:family="text">
      <style:text-properties style:font-name="Courier New" fo:font-weight="bold" officeooo:rsid="001393b0" style:font-weight-asian="bold" style:font-weight-complex="bold"/>
    </style:style>
    <style:style style:name="T4" style:family="text">
      <style:text-properties style:font-name="Courier New" fo:font-weight="bold" officeooo:rsid="0022aacd" style:font-weight-asian="bold" style:font-weight-complex="bold"/>
    </style:style>
    <style:style style:name="T5" style:family="text">
      <style:text-properties officeooo:rsid="000e4649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65fb3" style:font-weight-asian="normal" style:font-weight-complex="normal"/>
    </style:style>
    <style:style style:name="T9" style:family="text">
      <style:text-properties style:font-name="Liberation Serif" fo:font-weight="normal" officeooo:rsid="00118d60" style:font-weight-asian="normal" style:font-weight-complex="normal"/>
    </style:style>
    <style:style style:name="T10" style:family="text">
      <style:text-properties style:font-name="Liberation Serif" fo:font-weight="normal" officeooo:rsid="001393b0" style:font-weight-asian="normal" style:font-weight-complex="normal"/>
    </style:style>
    <style:style style:name="T11" style:family="text">
      <style:text-properties style:font-name="Liberation Serif" fo:font-weight="normal" officeooo:rsid="00195188" style:font-weight-asian="normal" style:font-weight-complex="normal"/>
    </style:style>
    <style:style style:name="T12" style:family="text">
      <style:text-properties style:font-name="Liberation Serif" fo:font-weight="normal" officeooo:rsid="001c448a" style:font-weight-asian="normal" style:font-weight-complex="normal"/>
    </style:style>
    <style:style style:name="T13" style:family="text">
      <style:text-properties style:font-name="Liberation Serif" fo:font-weight="normal" officeooo:rsid="001cd975" style:font-weight-asian="normal" style:font-weight-complex="normal"/>
    </style:style>
    <style:style style:name="T14" style:family="text">
      <style:text-properties style:font-name="Liberation Sans"/>
    </style:style>
    <style:style style:name="T15" style:family="text">
      <style:text-properties officeooo:rsid="00118d60"/>
    </style:style>
    <style:style style:name="T16" style:family="text">
      <style:text-properties officeooo:rsid="00165fb3"/>
    </style:style>
    <style:style style:name="T17" style:family="text">
      <style:text-properties officeooo:rsid="001c448a"/>
    </style:style>
    <style:style style:name="T18" style:family="text">
      <style:text-properties officeooo:rsid="001e6101"/>
    </style:style>
    <style:style style:name="T19" style:family="text">
      <style:text-properties officeooo:rsid="0022aa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alculs</text:h>
      <text:p text:style-name="Standard">Les 4 opérations : <text:span text:style-name="code">+ - * /</text:span></text:p>
      <text:p text:style-name="Standard">Puissances : <text:span text:style-name="code">**</text:span></text:p>
      <text:p text:style-name="Standard">Division entière : <text:span text:style-name="code">// %</text:span></text:p>
      <text:p text:style-name="Standard">Fonctions : <text:span text:style-name="code">abs() round()</text:span></text:p>
      <text:p text:style-name="Standard"/>
      <text:h text:style-name="Heading_20_3" text:outline-level="3">Variables</text:h>
      <text:p text:style-name="Standard">Noms des variables : 1er caractère = <text:span text:style-name="code">a…zA…Z_</text:span> <text:s/>suivi de <text:s/><text:span text:style-name="code">a…zA…Z_0…9</text:span> <text:s/>(accents possibles, distinction casse min/MAJ)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text:span text:style-name="code">type(var)</text:span></text:p>
          </table:table-cell>
          <table:table-cell table:style-name="Tableau1.A1" office:value-type="string">
            <text:p text:style-name="Standard"><text:span text:style-name="code"><text:span text:style-name="T7">Retourne le type de la variable var</text:span></text:span></text:p>
          </table:table-cell>
        </table:table-row>
        <table:table-row table:style-name="Tableau1.1">
          <table:table-cell table:style-name="Tableau1.A1" office:value-type="string">
            <text:p text:style-name="Standard"><text:span text:style-name="code">del var</text:span></text:p>
          </table:table-cell>
          <table:table-cell table:style-name="Tableau1.A1" office:value-type="string">
            <text:p text:style-name="P8"><text:span text:style-name="code"><text:span text:style-name="T7">Supprime la variable var</text:span></text:span></text:p>
          </table:table-cell>
        </table:table-row>
      </table:table>
      <text:p text:style-name="Standard"/>
      <text:h text:style-name="Heading_20_3" text:outline-level="3">Affectations</text:h>
      <table:table table:name="Tableau2" table:style-name="Tableau2">
        <table:table-column table:style-name="Tableau2.A"/>
        <table:table-column table:style-name="Tableau2.B"/>
        <table:table-row table:style-name="TableLine93945809330592">
          <table:table-cell table:style-name="Tableau2.A1" office:value-type="string">
            <text:p text:style-name="Standard"><text:span text:style-name="code">n = 23</text:span></text:p>
          </table:table-cell>
          <table:table-cell table:style-name="Tableau2.A1" office:value-type="string">
            <text:p text:style-name="Standard"><text:span text:style-name="code"><text:span text:style-name="T7">Entier</text:span></text:span></text:p>
          </table:table-cell>
        </table:table-row>
        <table:table-row table:style-name="TableLine93945809357664">
          <table:table-cell table:style-name="Tableau2.A1" office:value-type="string">
            <text:p text:style-name="Standard"><text:span text:style-name="code">x = 23.0</text:span></text:p>
          </table:table-cell>
          <table:table-cell table:style-name="Tableau2.A1" office:value-type="string">
            <text:p text:style-name="Standard"><text:span text:style-name="code"><text:span text:style-name="T7">Décimal flottant</text:span></text:span></text:p>
          </table:table-cell>
        </table:table-row>
        <table:table-row table:style-name="TableLine93945809358016">
          <table:table-cell table:style-name="Tableau2.A1" office:value-type="string">
            <text:p text:style-name="Standard"><text:span text:style-name="code">s = "23"</text:span></text:p>
          </table:table-cell>
          <table:table-cell table:style-name="Tableau2.A1" office:value-type="string">
            <text:p text:style-name="Standard"><text:span text:style-name="code"><text:span text:style-name="T7">Chaîne de caractères</text:span></text:span></text:p>
          </table:table-cell>
        </table:table-row>
        <table:table-row table:style-name="TableLine93945809358544">
          <table:table-cell table:style-name="Tableau2.A1" office:value-type="string">
            <text:p text:style-name="Standard"><text:span text:style-name="code">x, y = 1, 5</text:span></text:p>
          </table:table-cell>
          <table:table-cell table:style-name="Tableau2.A1" office:value-type="string">
            <text:p text:style-name="Standard"><text:span text:style-name="code"><text:span text:style-name="T7">Affectation multiple</text:span></text:span></text:p>
          </table:table-cell>
        </table:table-row>
        <table:table-row table:style-name="TableLine93945809359184">
          <table:table-cell table:style-name="Tableau2.A1" office:value-type="string">
            <text:p text:style-name="Standard"><text:span text:style-name="code">x, y = y, x</text:span></text:p>
          </table:table-cell>
          <table:table-cell table:style-name="Tableau2.A1" office:value-type="string">
            <text:p text:style-name="Standard"><text:span text:style-name="code"><text:span text:style-name="T7">Permutation des valeurs de x et y</text:span></text:span></text:p>
          </table:table-cell>
        </table:table-row>
        <table:table-row table:style-name="TableLine93945809359824">
          <table:table-cell table:style-name="Tableau2.A1" office:value-type="string">
            <text:p text:style-name="Standard"><text:span text:style-name="code">i = 0xa0</text:span></text:p>
          </table:table-cell>
          <table:table-cell table:style-name="Tableau2.A1" office:value-type="string">
            <text:p text:style-name="Standard"><text:span text:style-name="code"><text:span text:style-name="T7">Hexadécimal</text:span></text:span></text:p>
          </table:table-cell>
        </table:table-row>
        <table:table-row table:style-name="TableLine93945809360576">
          <table:table-cell table:style-name="Tableau2.A1" office:value-type="string">
            <text:p text:style-name="Standard"><text:span text:style-name="code">i = 0b101010</text:span></text:p>
          </table:table-cell>
          <table:table-cell table:style-name="Tableau2.A1" office:value-type="string">
            <text:p text:style-name="Standard"><text:span text:style-name="code"><text:span text:style-name="T7">Binaire</text:span></text:span></text:p>
          </table:table-cell>
        </table:table-row>
        <table:table-row table:style-name="TableLine93945809361376">
          <table:table-cell table:style-name="Tableau2.A1" office:value-type="string">
            <text:p text:style-name="Standard"><text:span text:style-name="code">a += 1</text:span></text:p>
          </table:table-cell>
          <table:table-cell table:style-name="Tableau2.A1" office:value-type="string">
            <text:p text:style-name="P9"/>
          </table:table-cell>
        </table:table-row>
      </table:table>
      <text:p text:style-name="Standard"><text:span text:style-name="code"><text:span text:style-name="T7"/></text:span></text:p>
      <text:h text:style-name="P10" text:outline-level="3">Définition de fonctions</text:h>
      <text:p text:style-name="Standard"><text:span text:style-name="code">def cube(x):</text:span></text:p>
      <text:p text:style-name="Standard"><text:span text:style-name="code"><text:s text:c="4"/>"""docstring de la fonction :</text:span></text:p>
      <text:p text:style-name="Standard"><text:span text:style-name="code"><text:s text:c="4"/>Entrée : x doit être un nombre (int ou float)</text:span></text:p>
      <text:p text:style-name="Standard"><text:span text:style-name="code"><text:s text:c="4"/>Sortie : </text:span><text:span text:style-name="code"><text:span text:style-name="T2">renvoie</text:span></text:span><text:span text:style-name="code"> le cube de x"""</text:span></text:p>
      <text:p text:style-name="Standard"><text:span text:style-name="code"><text:s text:c="4"/>return x**3</text:span></text:p>
      <text:p text:style-name="Standard"/>
      <text:p text:style-name="Standard"/>
      <text:h text:style-name="P11" text:outline-level="3">Assertions</text:h>
      <text:p text:style-name="Standard"><text:span text:style-name="code">assert condition, "message si condition fausse"</text:span></text:p>
      <text:p text:style-name="Standard"><text:span text:style-name="code"><text:span text:style-name="T7"/></text:span></text:p>
      <text:h text:style-name="Heading_20_3" text:outline-level="3">Entrées - sorties</text:h>
      <text:p text:style-name="Standard"><text:span text:style-name="code">n = int(input("entrez un entier: "))</text:span></text:p>
      <text:p text:style-name="Standard"><text:span text:style-name="code">x = float(input("entrez un décimal: "))</text:span></text:p>
      <text:p text:style-name="Standard"><text:span text:style-name="code">print("J'ai",age,"ans") <text:s text:c="6"/># Ancienne méthode</text:span></text:p>
      <text:p text:style-name="Standard"><text:span text:style-name="code">print(f"J'ai {age} ans") <text:s text:c="5"/># </text:span><text:span text:style-name="code"><text:span text:style-name="T2">f</text:span></text:span><text:span text:style-name="code">-string</text:span></text:p>
      <text:p text:style-name="Standard"><text:span text:style-name="code">print(i,end="") <text:s text:c="14"/># Pas de saut de ligne</text:span></text:p>
      <text:p text:style-name="Standard"/>
      <text:h text:style-name="Heading_20_3" text:outline-level="3">Tests</text:h>
      <text:p text:style-name="Standard"><text:span text:style-name="code">if a==0:</text:span></text:p>
      <text:p text:style-name="Standard"><text:span text:style-name="code"><text:s text:c="4"/>print("c'est nul")</text:span></text:p>
      <text:p text:style-name="Standard"><text:span text:style-name="code">elif a&gt;0:</text:span></text:p>
      <text:p text:style-name="Standard"><text:span text:style-name="code"><text:s text:c="4"/>print("c'est strictement positif")</text:span></text:p>
      <text:p text:style-name="Standard"><text:span text:style-name="code">else:</text:span></text:p>
      <text:p text:style-name="Standard"><text:span text:style-name="code"><text:s text:c="4"/>print("c'est strictement négatif")</text:span></text:p>
      <text:p text:style-name="Standard"/>
      <text:h text:style-name="Heading_20_3" text:outline-level="3">Comparaison<text:span text:style-name="T5">s </text:span><text:span text:style-name="T16">et expressions booléennes</text:span></text:h>
      <text:p text:style-name="Standard"><text:span text:style-name="code">== != &lt; &lt;= &gt; &gt;= and or not</text:span></text:p>
      <text:p text:style-name="Standard"><text:span text:style-name="code">a = (2**3==9)</text:span></text:p>
      <text:p text:style-name="Standard"><text:span text:style-name="code"><text:span text:style-name="T7"/></text:span></text:p>
      <text:h text:style-name="Heading_20_3" text:outline-level="3"><text:span text:style-name="code"><text:span text:style-name="T14">Évaluation « paresseuse »</text:span></text:span></text:h>
      <table:table table:name="Tableau3" table:style-name="Tableau3">
        <table:table-column table:style-name="Tableau3.A"/>
        <table:table-column table:style-name="Tableau3.B"/>
        <table:table-row table:style-name="TableLine93945809363936">
          <table:table-cell table:style-name="Tableau3.A1" office:value-type="string">
            <text:p text:style-name="Standard"><text:span text:style-name="code">1==1 or 2/0</text:span></text:p>
          </table:table-cell>
          <table:table-cell table:style-name="Tableau3.A1" office:value-type="string">
            <text:p text:style-name="Standard"><text:span text:style-name="code"><text:span text:style-name="T8">Vaut </text:span></text:span><text:span text:style-name="code">True</text:span><text:span text:style-name="code"><text:span text:style-name="T7"> et ne déclenche pas d'erreur</text:span></text:span></text:p>
          </table:table-cell>
        </table:table-row>
        <table:table-row table:style-name="TableLine93945809394272">
          <table:table-cell table:style-name="Tableau3.A1" office:value-type="string">
            <text:p text:style-name="Standard"><text:span text:style-name="code">1==0 and 2/0</text:span></text:p>
          </table:table-cell>
          <table:table-cell table:style-name="Tableau3.A1" office:value-type="string">
            <text:p text:style-name="Standard"><text:span text:style-name="code"><text:span text:style-name="T8">Vaut </text:span></text:span><text:span text:style-name="code">False</text:span><text:span text:style-name="code"><text:span text:style-name="T7"> et ne déclenche pas d'erreur</text:span></text:span></text:p>
          </table:table-cell>
        </table:table-row>
      </table:table>
      <text:p text:style-name="Standard"><text:span text:style-name="code"><text:span text:style-name="T7"/></text:span></text:p>
      <text:h text:style-name="Heading_20_3" text:outline-level="3">Boucle while</text:h>
      <text:p text:style-name="Standard"><text:span text:style-name="code">a = 0 <text:s text:c="9"/># Initialiser la variable de condition</text:span></text:p>
      <text:p text:style-name="Standard"><text:span text:style-name="code">while a &lt; 10:</text:span></text:p>
      <text:p text:style-name="Standard"><text:span text:style-name="code"><text:s text:c="4"/>print(a)</text:span></text:p>
      <text:p text:style-name="Standard"><text:span text:style-name="code"><text:s text:c="4"/>a += 1 <text:s text:c="4"/># </text:span><text:span text:style-name="code"><text:span text:style-name="T1">Et l</text:span></text:span><text:span text:style-name="code">a modifier </text:span><text:span text:style-name="code"><text:span text:style-name="T1">dans</text:span></text:span><text:span text:style-name="code"> la boucle</text:span></text:p>
      <text:h text:style-name="P11" text:outline-level="3"><text:soft-page-break/>Boucle for</text:h>
      <text:p text:style-name="Standard"><text:span text:style-name="code">for i in range(5):</text:span></text:p>
      <text:p text:style-name="Standard"><text:span text:style-name="code"><text:s text:c="4"/>print(i)</text:span></text:p>
      <text:p text:style-name="Standard"><text:span text:style-name="code">for i in range(1,5):</text:span></text:p>
      <text:p text:style-name="Standard"><text:span text:style-name="code">for i in range(1,5,2):</text:span></text:p>
      <text:p text:style-name="Standard"><text:span text:style-name="code">for i in [3,7,4,9]:</text:span></text:p>
      <text:p text:style-name="Standard"><text:span text:style-name="code">for i in (3,7,4,9):</text:span></text:p>
      <text:p text:style-name="Standard"><text:span text:style-name="code">for i in "coucou":</text:span></text:p>
      <text:p text:style-name="Standard"/>
      <text:h text:style-name="Heading_20_3" text:outline-level="3">Séquences</text:h>
      <text:p text:style-name="Standard">Tupl<text:span text:style-name="T6">es, listes, chaînes de caractères et objets range ont en c</text:span>ommun d'être des suites ordonnées d’éléments. On peut les parcourir avec une boucle for et leur appliquer les opérations ci-dessous :</text:p>
      <table:table table:name="Tableau4" table:style-name="Tableau4">
        <table:table-column table:style-name="Tableau4.A"/>
        <table:table-column table:style-name="Tableau4.B"/>
        <table:table-row table:style-name="TableLine93945809378752">
          <table:table-cell table:style-name="Tableau4.A1" office:value-type="string">
            <text:p text:style-name="Standard"><text:span text:style-name="code">e in s</text:span></text:p>
          </table:table-cell>
          <table:table-cell table:style-name="Tableau4.A1" office:value-type="string">
            <text:p text:style-name="Standard"><text:span text:style-name="code"><text:span text:style-name="T7">Vrai si e est un élément de s</text:span></text:span></text:p>
          </table:table-cell>
        </table:table-row>
        <table:table-row table:style-name="TableLine93945809480224">
          <table:table-cell table:style-name="Tableau4.A1" office:value-type="string">
            <text:p text:style-name="Standard"><text:span text:style-name="code">s+t</text:span></text:p>
          </table:table-cell>
          <table:table-cell table:style-name="Tableau4.A1" office:value-type="string">
            <text:p text:style-name="Standard"><text:span text:style-name="code"><text:span text:style-name="T7">Concaténation de s et t</text:span></text:span></text:p>
          </table:table-cell>
        </table:table-row>
        <table:table-row table:style-name="TableLine93945809480480">
          <table:table-cell table:style-name="Tableau4.A1" office:value-type="string">
            <text:p text:style-name="Standard"><text:span text:style-name="code">s*n</text:span></text:p>
          </table:table-cell>
          <table:table-cell table:style-name="Tableau4.A1" office:value-type="string">
            <text:p text:style-name="Standard"><text:span text:style-name="code"><text:span text:style-name="T7">Répète n fois la séquence s</text:span></text:span></text:p>
          </table:table-cell>
        </table:table-row>
        <table:table-row table:style-name="TableLine93945809480960">
          <table:table-cell table:style-name="Tableau4.A1" office:value-type="string">
            <text:p text:style-name="P1"><text:span text:style-name="code">s[i]</text:span></text:p>
          </table:table-cell>
          <table:table-cell table:style-name="Tableau4.A1" office:value-type="string">
            <text:p text:style-name="P1"><text:span text:style-name="code"><text:span text:style-name="T9">Élément</text:span></text:span><text:span text:style-name="code"><text:span text:style-name="T7"> d’indice i</text:span></text:span></text:p>
          </table:table-cell>
        </table:table-row>
        <table:table-row table:style-name="TableLine93945809481552">
          <table:table-cell table:style-name="Tableau4.A1" office:value-type="string">
            <text:p text:style-name="P2"><text:span text:style-name="code"><text:span text:style-name="T15">s[0]</text:span></text:span></text:p>
          </table:table-cell>
          <table:table-cell table:style-name="Tableau4.A1" office:value-type="string">
            <text:p text:style-name="P2"><text:span text:style-name="code"><text:span text:style-name="T9">Premier élément</text:span></text:span></text:p>
          </table:table-cell>
        </table:table-row>
        <table:table-row table:style-name="TableLine93945809482144">
          <table:table-cell table:style-name="Tableau4.A1" office:value-type="string">
            <text:p text:style-name="Standard"><text:span text:style-name="code">s[-1]</text:span></text:p>
          </table:table-cell>
          <table:table-cell table:style-name="Tableau4.A1" office:value-type="string">
            <text:p text:style-name="Standard"><text:span text:style-name="code"><text:span text:style-name="T7">Dernier élément</text:span></text:span></text:p>
          </table:table-cell>
        </table:table-row>
        <table:table-row table:style-name="TableLine93945809482736">
          <table:table-cell table:style-name="Tableau4.A1" office:value-type="string">
            <text:p text:style-name="Standard"><text:span text:style-name="code">s[i:j:p]</text:span></text:p>
          </table:table-cell>
          <table:table-cell table:style-name="Tableau4.A1" office:value-type="string">
            <text:p text:style-name="Standard"><text:span text:style-name="code"><text:span text:style-name="T7">Slice</text:span></text:span></text:p>
          </table:table-cell>
        </table:table-row>
        <table:table-row table:style-name="TableLine93945809483328">
          <table:table-cell table:style-name="Tableau4.A1" office:value-type="string">
            <text:p text:style-name="Standard"><text:span text:style-name="code">s[:</text:span><text:span text:style-name="code"><text:span text:style-name="T3">5</text:span></text:span><text:span text:style-name="code">]</text:span></text:p>
          </table:table-cell>
          <table:table-cell table:style-name="Tableau4.A1" office:value-type="string">
            <text:p text:style-name="Standard"><text:span text:style-name="code"><text:span text:style-name="T7">D</text:span></text:span><text:span text:style-name="code"><text:span text:style-name="T10">u d</text:span></text:span><text:span text:style-name="code"><text:span text:style-name="T7">ébut jusqu’à l’ind</text:span></text:span><text:span text:style-name="code"><text:span text:style-name="T10">ice</text:span></text:span><text:span text:style-name="code"><text:span text:style-name="T7"> </text:span></text:span><text:span text:style-name="code"><text:span text:style-name="T10">5</text:span></text:span><text:span text:style-name="code"><text:span text:style-name="T7"> non comp</text:span></text:span><text:span text:style-name="code"><text:span text:style-name="T11">ris</text:span></text:span></text:p>
          </table:table-cell>
        </table:table-row>
        <table:table-row table:style-name="TableLine93945809483920">
          <table:table-cell table:style-name="Tableau4.A1" office:value-type="string">
            <text:p text:style-name="Standard"><text:span text:style-name="code">s[3:]</text:span></text:p>
          </table:table-cell>
          <table:table-cell table:style-name="Tableau4.A1" office:value-type="string">
            <text:p text:style-name="Standard"><text:span text:style-name="code"><text:span text:style-name="T7">De l’indice 3 jusqu’à la fin</text:span></text:span></text:p>
          </table:table-cell>
        </table:table-row>
        <table:table-row table:style-name="TableLine93945809484512">
          <table:table-cell table:style-name="Tableau4.A1" office:value-type="string">
            <text:p text:style-name="Standard"><text:span text:style-name="code">s[:]</text:span></text:p>
          </table:table-cell>
          <table:table-cell table:style-name="Tableau4.A1" office:value-type="string">
            <text:p text:style-name="Standard"><text:span text:style-name="code"><text:span text:style-name="T10">U</text:span></text:span><text:span text:style-name="code"><text:span text:style-name="T7">tile pour dupliquer une séquence</text:span></text:span></text:p>
          </table:table-cell>
        </table:table-row>
        <table:table-row table:style-name="TableLine93945809485104">
          <table:table-cell table:style-name="Tableau4.A1" office:value-type="string">
            <text:p text:style-name="Standard"><text:span text:style-name="code">s[::-1]</text:span></text:p>
          </table:table-cell>
          <table:table-cell table:style-name="Tableau4.A1" office:value-type="string">
            <text:p text:style-name="Standard"><text:span text:style-name="code"><text:span text:style-name="T7">La séquence à l'envers</text:span></text:span></text:p>
          </table:table-cell>
        </table:table-row>
        <table:table-row table:style-name="TableLine93945809485696">
          <table:table-cell table:style-name="Tableau4.A1" office:value-type="string">
            <text:p text:style-name="Standard"><text:span text:style-name="code">len(s)</text:span></text:p>
          </table:table-cell>
          <table:table-cell table:style-name="Tableau4.A1" office:value-type="string">
            <text:p text:style-name="Standard"><text:span text:style-name="code"><text:span text:style-name="T7">Nombre d'éléments de la séquence s</text:span></text:span></text:p>
          </table:table-cell>
        </table:table-row>
        <table:table-row table:style-name="TableLine93945809486288">
          <table:table-cell table:style-name="Tableau4.A1" office:value-type="string">
            <text:p text:style-name="Standard"><text:span text:style-name="code">min(s), max(s)</text:span></text:p>
          </table:table-cell>
          <table:table-cell table:style-name="Tableau4.A1" office:value-type="string">
            <text:p text:style-name="Standard"><text:span text:style-name="code"><text:span text:style-name="T9">M</text:span></text:span><text:span text:style-name="code"><text:span text:style-name="T7">inimum et maximum de la séquence s</text:span></text:span></text:p>
          </table:table-cell>
        </table:table-row>
        <table:table-row table:style-name="TableLine93945809486880">
          <table:table-cell table:style-name="Tableau4.A1" office:value-type="string">
            <text:p text:style-name="Standard"><text:span text:style-name="code">sum(s)</text:span></text:p>
          </table:table-cell>
          <table:table-cell table:style-name="Tableau4.A1" office:value-type="string">
            <text:p text:style-name="Standard"><text:span text:style-name="code"><text:span text:style-name="T7">Somme des éléments contenus dans s</text:span></text:span></text:p>
          </table:table-cell>
        </table:table-row>
        <table:table-row table:style-name="TableLine93945809487520">
          <table:table-cell table:style-name="Tableau4.A1" office:value-type="string">
            <text:p text:style-name="Standard"><text:span text:style-name="code">s.count(x)</text:span></text:p>
          </table:table-cell>
          <table:table-cell table:style-name="Tableau4.A1" office:value-type="string">
            <text:p text:style-name="Standard"><text:span text:style-name="code"><text:span text:style-name="T7">Nombre d’occurrences de x dans s</text:span></text:span></text:p>
          </table:table-cell>
        </table:table-row>
        <table:table-row table:style-name="TableLine93945809488160">
          <table:table-cell table:style-name="Tableau4.A1" office:value-type="string">
            <text:p text:style-name="Standard"><text:span text:style-name="code">s.find(x)</text:span></text:p>
          </table:table-cell>
          <table:table-cell table:style-name="Tableau4.A1" office:value-type="string">
            <text:p text:style-name="Standard"><text:span text:style-name="code"><text:span text:style-name="T7">Indice de la </text:span></text:span><text:span text:style-name="code"><text:span text:style-name="T9">1</text:span></text:span><text:span text:style-name="code"><text:span text:style-name="T7">ère occurrence de x</text:span></text:span></text:p>
          </table:table-cell>
        </table:table-row>
        <table:table-row table:style-name="TableLine93945809488800">
          <table:table-cell table:style-name="Tableau4.A1" office:value-type="string">
            <text:p text:style-name="Standard"><text:span text:style-name="code">s.rfind(x)</text:span></text:p>
          </table:table-cell>
          <table:table-cell table:style-name="Tableau4.A1" office:value-type="string">
            <text:p text:style-name="Standard"><text:span text:style-name="code"><text:span text:style-name="T7">Indice de la </text:span></text:span><text:span text:style-name="code"><text:span text:style-name="T9">dern</text:span></text:span><text:span text:style-name="code"><text:span text:style-name="T7">ière occurrence </text:span></text:span><text:span text:style-name="code"><text:span text:style-name="T12">(reverse find)</text:span></text:span></text:p>
          </table:table-cell>
        </table:table-row>
      </table:table>
      <text:p text:style-name="Standard"/>
      <text:p text:style-name="Standard"><text:span text:style-name="code"><text:span text:style-name="T7"/></text:span></text:p>
      <text:p text:style-name="Standard"/>
      <text:h text:style-name="P11" text:outline-level="3">Chaînes de caractères</text:h>
      <text:p text:style-name="Standard">Les chaînes de caractères sont <text:span text:style-name="T17">non </text:span>mutables.</text:p>
      <table:table table:name="Tableau5" table:style-name="Tableau5">
        <table:table-column table:style-name="Tableau5.A"/>
        <table:table-column table:style-name="Tableau5.B"/>
        <table:table-row table:style-name="TableLine93945809453792">
          <table:table-cell table:style-name="Tableau5.A1" table:number-columns-spanned="2" office:value-type="string">
            <text:p text:style-name="Standard"><text:span text:style-name="code">txt = ""</text:span></text:p>
            <text:p text:style-name="P3"><text:span text:style-name="code">txt = "Je m'appelle Bond"</text:span></text:p>
            <text:p text:style-name="P4"><text:span text:style-name="code">txt = 'Je m\'appelle Bond'</text:span></text:p>
            <text:p text:style-name="Standard"><text:span text:style-name="code">txt = """sur plusieurs lignes</text:span></text:p>
            <text:p text:style-name="P3"><text:span text:style-name="code"><text:s text:c="2"/>ou avec guillemets 'simples' ou "doubles" """</text:span></text:p>
            <text:p text:style-name="P3"><text:span text:style-name="code"/></text:p>
            <text:p text:style-name="P4"><text:span text:style-name="code"><text:span text:style-name="T13">En Python, le c</text:span></text:span><text:span text:style-name="code"><text:span text:style-name="T7">aractère d'échappement </text:span></text:span><text:span text:style-name="code"><text:span text:style-name="T13">est le backslash :</text:span></text:span><text:span text:style-name="code"><text:span text:style-name="T7"> fin de ligne=</text:span></text:span><text:span text:style-name="code">\n</text:span><text:span text:style-name="code"><text:span text:style-name="T7">, tabulation=</text:span></text:span><text:span text:style-name="code">\t</text:span><text:span text:style-name="code"><text:span text:style-name="T7">, guillemet=</text:span></text:span><text:span text:style-name="code">\"</text:span><text:span text:style-name="code"><text:span text:style-name="T7">, ou </text:span></text:span><text:span text:style-name="code">\'</text:span><text:span text:style-name="code"><text:span text:style-name="T7">, backslash=</text:span></text:span><text:span text:style-name="code">\\</text:span></text:p>
            <text:p text:style-name="P4"><text:span text:style-name="code"/></text:p>
          </table:table-cell>
          <table:covered-table-cell/>
        </table:table-row>
        <table:table-row table:style-name="TableLine93945809450256">
          <table:table-cell table:style-name="Tableau5.A2" office:value-type="string">
            <text:p text:style-name="Standard"><text:span text:style-name="code">",".join(s)</text:span></text:p>
          </table:table-cell>
          <table:table-cell table:style-name="Tableau5.A2" office:value-type="string">
            <text:p text:style-name="Standard"><text:span text:style-name="code"><text:span text:style-name="T7">Converti la liste s en chaîne en utilisant "," comme séparateur</text:span></text:span></text:p>
          </table:table-cell>
        </table:table-row>
        <table:table-row table:style-name="TableLine93945809448336">
          <table:table-cell table:style-name="Tableau5.A2" office:value-type="string">
            <text:p text:style-name="Standard"><text:span text:style-name="code">txt.split(",")</text:span></text:p>
          </table:table-cell>
          <table:table-cell table:style-name="Tableau5.A2" office:value-type="string">
            <text:p text:style-name="Standard"><text:span text:style-name="code"><text:span text:style-name="T7">Converti la chaîne txt en liste en utilisant "," comme séparateur</text:span></text:span></text:p>
          </table:table-cell>
        </table:table-row>
        <table:table-row table:style-name="TableLine93945809525456">
          <table:table-cell table:style-name="Tableau5.A2" office:value-type="string">
            <text:p text:style-name="Standard"><text:span text:style-name="code">txt.lower()</text:span></text:p>
          </table:table-cell>
          <table:table-cell table:style-name="Tableau5.A2" office:value-type="string">
            <text:p text:style-name="Standard"><text:span text:style-name="code"><text:span text:style-name="T7">Converti txt en minuscule et renvoie la chaîne obtenue</text:span></text:span></text:p>
          </table:table-cell>
        </table:table-row>
        <table:table-row table:style-name="TableLine93945809526096">
          <table:table-cell table:style-name="Tableau5.A2" office:value-type="string">
            <text:p text:style-name="Standard"><text:span text:style-name="code">txt.upper()</text:span></text:p>
          </table:table-cell>
          <table:table-cell table:style-name="Tableau5.A2" office:value-type="string">
            <text:p text:style-name="Standard"><text:span text:style-name="code"><text:span text:style-name="T7">Converti txt en majuscule et renvoie la chaîne obtenue</text:span></text:span></text:p>
          </table:table-cell>
        </table:table-row>
        <table:table-row table:style-name="TableLine93945809526736">
          <table:table-cell table:style-name="Tableau5.A2" office:value-type="string">
            <text:p text:style-name="Standard"><text:span text:style-name="code">txt.lstrip()</text:span></text:p>
          </table:table-cell>
          <table:table-cell table:style-name="Tableau5.A2" office:value-type="string">
            <text:p text:style-name="Standard"><text:span text:style-name="code"><text:span text:style-name="T7">Supprime dans txt les espaces de gauche et renvoie la chaîne obtenue</text:span></text:span></text:p>
          </table:table-cell>
        </table:table-row>
        <table:table-row table:style-name="TableLine93945809527328">
          <table:table-cell table:style-name="Tableau5.A2" office:value-type="string">
            <text:p text:style-name="Standard"><text:span text:style-name="code">txt.rstrip()</text:span></text:p>
          </table:table-cell>
          <table:table-cell table:style-name="Tableau5.A2" office:value-type="string">
            <text:p text:style-name="Standard"><text:span text:style-name="code"><text:span text:style-name="T7">Espaces de droite</text:span></text:span></text:p>
          </table:table-cell>
        </table:table-row>
        <table:table-row table:style-name="TableLine93945809527968">
          <table:table-cell table:style-name="Tableau5.A2" office:value-type="string">
            <text:p text:style-name="Standard"><text:span text:style-name="code">txt.strip()</text:span></text:p>
          </table:table-cell>
          <table:table-cell table:style-name="Tableau5.A2" office:value-type="string">
            <text:p text:style-name="Standard"><text:span text:style-name="code"><text:span text:style-name="T7">Espaces de gauche et de droite</text:span></text:span></text:p>
          </table:table-cell>
        </table:table-row>
        <table:table-row table:style-name="TableLine93945809528688">
          <table:table-cell table:style-name="Tableau5.A2" office:value-type="string">
            <text:p text:style-name="Standard"><text:span text:style-name="code">txt.replace(old,new)</text:span></text:p>
          </table:table-cell>
          <table:table-cell table:style-name="Tableau5.A2" office:value-type="string">
            <text:p text:style-name="Standard"><text:span text:style-name="code"><text:span text:style-name="T7">Renvoie une chaîne identique à txt où les occurrences de old sont remplacées par new</text:span></text:span></text:p>
          </table:table-cell>
        </table:table-row>
        <table:table-row table:style-name="TableLine93945809529408">
          <table:table-cell table:style-name="Tableau5.A2" office:value-type="string">
            <text:p text:style-name="Standard"><text:span text:style-name="code">chr(x)</text:span></text:p>
          </table:table-cell>
          <table:table-cell table:style-name="Tableau5.A2" office:value-type="string">
            <text:p text:style-name="Standard"><text:span text:style-name="code"><text:span text:style-name="T7">Renvoie le caractère de numéro Unicode x</text:span></text:span></text:p>
          </table:table-cell>
        </table:table-row>
        <table:table-row table:style-name="TableLine93945809530208">
          <table:table-cell table:style-name="Tableau5.A2" office:value-type="string">
            <text:p text:style-name="Standard"><text:span text:style-name="code">ord(char)</text:span></text:p>
          </table:table-cell>
          <table:table-cell table:style-name="Tableau5.A2" office:value-type="string">
            <text:p text:style-name="Standard"><text:span text:style-name="code"><text:span text:style-name="T7">Renvoie le numéro Unicode du caractère char</text:span></text:span></text:p>
          </table:table-cell>
        </table:table-row>
      </table:table>
      <text:p text:style-name="Standard"/>
      <text:p text:style-name="Standard"/>
      <text:h text:style-name="P11" text:outline-level="3"><text:soft-page-break/>Listes</text:h>
      <text:p text:style-name="Standard">Les listes sont mutables.</text:p>
      <table:table table:name="Tableau6" table:style-name="Tableau6">
        <table:table-column table:style-name="Tableau6.A"/>
        <table:table-column table:style-name="Tableau6.B"/>
        <table:table-row table:style-name="TableLine93945809172752">
          <table:table-cell table:style-name="Tableau6.A1" office:value-type="string">
            <text:p text:style-name="Standard"><text:span text:style-name="code">l = []</text:span></text:p>
            <text:p text:style-name="Standard"><text:span text:style-name="code">l = [1, 2, 3, 4, 5]</text:span></text:p>
            <text:p text:style-name="Standard"><text:span text:style-name="code">l[i] = 6</text:span></text:p>
          </table:table-cell>
          <table:table-cell table:style-name="Tableau6.A1" office:value-type="string">
            <text:p text:style-name="Table_20_Contents"/>
          </table:table-cell>
        </table:table-row>
        <table:table-row table:style-name="TableLine93945809563168">
          <table:table-cell table:style-name="Tableau6.A1" office:value-type="string">
            <text:p text:style-name="Standard"><text:span text:style-name="code">l[i:j] = s</text:span></text:p>
          </table:table-cell>
          <table:table-cell table:style-name="Tableau6.A1" office:value-type="string">
            <text:p text:style-name="Standard">Remplace dans l la sous-liste l[i:j] par les valeurs de la séquence s</text:p>
          </table:table-cell>
        </table:table-row>
        <table:table-row table:style-name="TableLine93945809563520">
          <table:table-cell table:style-name="Tableau6.A1" office:value-type="string">
            <text:p text:style-name="Standard"><text:span text:style-name="code">del l[i:j]</text:span></text:p>
          </table:table-cell>
          <table:table-cell table:style-name="Tableau6.A1" office:value-type="string">
            <text:p text:style-name="Standard">Équivalent à l[i:j]=[]</text:p>
          </table:table-cell>
        </table:table-row>
        <table:table-row table:style-name="TableLine93945809564048">
          <table:table-cell table:style-name="Tableau6.A1" office:value-type="string">
            <text:p text:style-name="Standard"><text:span text:style-name="code">l.append(x)</text:span></text:p>
          </table:table-cell>
          <table:table-cell table:style-name="Tableau6.A1" office:value-type="string">
            <text:p text:style-name="Standard">Ajoute l’élément x à la fin de la liste l</text:p>
          </table:table-cell>
        </table:table-row>
        <table:table-row table:style-name="TableLine93945809564688">
          <table:table-cell table:style-name="Tableau6.A1" office:value-type="string">
            <text:p text:style-name="Standard"><text:span text:style-name="code">l.clear()</text:span></text:p>
          </table:table-cell>
          <table:table-cell table:style-name="Tableau6.A1" office:value-type="string">
            <text:p text:style-name="Standard">Vide la liste l</text:p>
          </table:table-cell>
        </table:table-row>
        <table:table-row table:style-name="TableLine93945809565408">
          <table:table-cell table:style-name="Tableau6.A1" office:value-type="string">
            <text:p text:style-name="Standard"><text:span text:style-name="code">l.index(e)</text:span></text:p>
          </table:table-cell>
          <table:table-cell table:style-name="Tableau6.A1" office:value-type="string">
            <text:p text:style-name="Standard">Renvoie l'index du premier élément de l égal à e</text:p>
          </table:table-cell>
        </table:table-row>
        <table:table-row table:style-name="TableLine93945809566160">
          <table:table-cell table:style-name="Tableau6.A1" office:value-type="string">
            <text:p text:style-name="Standard"><text:span text:style-name="code">l.extend(s)</text:span></text:p>
          </table:table-cell>
          <table:table-cell table:style-name="Tableau6.A1" office:value-type="string">
            <text:p text:style-name="Standard">Ajoute à la fin de la séquence l les éléments de la séquence s</text:p>
          </table:table-cell>
        </table:table-row>
        <table:table-row table:style-name="TableLine93945809566960">
          <table:table-cell table:style-name="Tableau6.A1" office:value-type="string">
            <text:p text:style-name="Standard"><text:span text:style-name="code">l.insert(i,x)</text:span></text:p>
          </table:table-cell>
          <table:table-cell table:style-name="Tableau6.A1" office:value-type="string">
            <text:p text:style-name="Standard">Insère l’élément x à l’indice i et décale la suite de la liste l</text:p>
          </table:table-cell>
        </table:table-row>
        <table:table-row table:style-name="TableLine93945809567760">
          <table:table-cell table:style-name="Tableau6.A1" office:value-type="string">
            <text:p text:style-name="Standard"><text:span text:style-name="code">l.pop(i)</text:span></text:p>
          </table:table-cell>
          <table:table-cell table:style-name="Tableau6.A1" office:value-type="string">
            <text:p text:style-name="Standard">Renvoie et supprime l’élément d’indice i de la liste l</text:p>
          </table:table-cell>
        </table:table-row>
        <table:table-row table:style-name="TableLine93945809568480">
          <table:table-cell table:style-name="Tableau6.A1" office:value-type="string">
            <text:p text:style-name="Standard"><text:span text:style-name="code">l.remove(x)</text:span></text:p>
          </table:table-cell>
          <table:table-cell table:style-name="Tableau6.A1" office:value-type="string">
            <text:p text:style-name="Standard">Retire de la liste l le premier élément tel que l[i]==x (Bien comprendre la différence avec del l[x] !)</text:p>
          </table:table-cell>
        </table:table-row>
        <table:table-row table:style-name="TableLine93945809569280">
          <table:table-cell table:style-name="Tableau6.A1" office:value-type="string">
            <text:p text:style-name="Standard"><text:span text:style-name="code">l.reverse()</text:span></text:p>
          </table:table-cell>
          <table:table-cell table:style-name="Tableau6.A1" office:value-type="string">
            <text:p text:style-name="Standard">Renverse l’ordre des éléments de la liste l</text:p>
          </table:table-cell>
        </table:table-row>
        <table:table-row table:style-name="TableLine93945809570080">
          <table:table-cell table:style-name="Tableau6.A1" office:value-type="string">
            <text:p text:style-name="Standard"><text:span text:style-name="code">l.sort()</text:span></text:p>
          </table:table-cell>
          <table:table-cell table:style-name="Tableau6.A1" office:value-type="string">
            <text:p text:style-name="Standard">Trie les éléments de la liste l</text:p>
          </table:table-cell>
        </table:table-row>
        <table:table-row table:style-name="TableLine93945809570880">
          <table:table-cell table:style-name="Tableau6.A1" office:value-type="string">
            <text:p text:style-name="P5"><text:span text:style-name="code">l = [[1, 2], </text:span></text:p>
            <text:p text:style-name="P5"><text:span text:style-name="code"><text:s text:c="5"/>[3, 4], </text:span></text:p>
            <text:p text:style-name="P5"><text:span text:style-name="code"><text:s text:c="5"/>[5, 6]]</text:span></text:p>
          </table:table-cell>
          <table:table-cell table:style-name="Tableau6.A1" office:value-type="string">
            <text:p text:style-name="P5">Liste de liste (= tableau à 2 dimensions).</text:p>
            <text:p text:style-name="P5">Ici, l[2] = [5, 6] et l[2][0] = 5</text:p>
          </table:table-cell>
        </table:table-row>
      </table:table>
      <text:p text:style-name="Standard"/>
      <text:h text:style-name="Heading_20_3" text:outline-level="3">Tuples</text:h>
      <text:p text:style-name="Standard">Les tuples sont <text:span text:style-name="T18">non </text:span>mutables.</text:p>
      <text:p text:style-name="Standard"><text:span text:style-name="code">t = ()</text:span></text:p>
      <text:p text:style-name="Standard"><text:span text:style-name="code">t = (1, 2, 3, 4, 5, 6)</text:span></text:p>
      <text:p text:style-name="Standard"/>
      <text:h text:style-name="Heading_20_3" text:outline-level="3"/>
      <text:h text:style-name="P11" text:outline-level="3">Dictionnaires</text:h>
      <text:p text:style-name="Standard">Les dictionnaires sont mutables</text:p>
      <table:table table:name="Tableau7" table:style-name="Tableau7">
        <table:table-column table:style-name="Tableau7.A"/>
        <table:table-column table:style-name="Tableau7.B"/>
        <table:table-row table:style-name="TableLine93945809446432">
          <table:table-cell table:style-name="Tableau7.A1" table:number-columns-spanned="2" office:value-type="string">
            <text:p text:style-name="Standard"><text:span text:style-name="code">d = {}</text:span></text:p>
            <text:p text:style-name="P6"><text:span text:style-name="code">d = {"nom":"Turing",</text:span></text:p>
            <text:p text:style-name="P6"><text:span text:style-name="code"><text:s text:c="5"/>"prénom":"Alan", </text:span></text:p>
            <text:p text:style-name="P6"><text:span text:style-name="code"><text:s text:c="5"/>"profession":"mathématicien"}</text:span></text:p>
          </table:table-cell>
          <table:covered-table-cell/>
        </table:table-row>
        <table:table-row table:style-name="TableLine93945809600752">
          <table:table-cell table:style-name="Tableau7.A1" office:value-type="string">
            <text:p text:style-name="Standard"><text:span text:style-name="code">d[k]=v</text:span></text:p>
          </table:table-cell>
          <table:table-cell table:style-name="Tableau7.A1" office:value-type="string">
            <text:p text:style-name="Standard">Associe la valeur v à la clé k</text:p>
          </table:table-cell>
        </table:table-row>
        <table:table-row table:style-name="TableLine93945809601808">
          <table:table-cell table:style-name="Tableau7.A1" office:value-type="string">
            <text:p text:style-name="Standard"><text:span text:style-name="code">d[k]</text:span></text:p>
          </table:table-cell>
          <table:table-cell table:style-name="Tableau7.A1" office:value-type="string">
            <text:p text:style-name="Standard">Renvoie la valeur associée à la clé k et déclenche une erreur si cette clé n'existe pas</text:p>
          </table:table-cell>
        </table:table-row>
        <table:table-row table:style-name="TableLine93945809602224">
          <table:table-cell table:style-name="Tableau7.A1" office:value-type="string">
            <text:p text:style-name="Standard"><text:span text:style-name="code">d.get(k)</text:span></text:p>
          </table:table-cell>
          <table:table-cell table:style-name="Tableau7.A1" office:value-type="string">
            <text:p text:style-name="Standard">Même chose sans déclencher d'erreur si k n'existe pas</text:p>
          </table:table-cell>
        </table:table-row>
        <table:table-row table:style-name="TableLine93945809602864">
          <table:table-cell table:style-name="Tableau7.A1" office:value-type="string">
            <text:p text:style-name="Standard"><text:span text:style-name="code">d.clear()</text:span></text:p>
          </table:table-cell>
          <table:table-cell table:style-name="Tableau7.A1" office:value-type="string">
            <text:p text:style-name="Standard">Vide le dictionnaire d</text:p>
          </table:table-cell>
        </table:table-row>
        <table:table-row table:style-name="TableLine93945809603504">
          <table:table-cell table:style-name="Tableau7.A1" office:value-type="string">
            <text:p text:style-name="Standard"><text:span text:style-name="code">d.pop(k)</text:span></text:p>
          </table:table-cell>
          <table:table-cell table:style-name="Tableau7.A1" office:value-type="string">
            <text:p text:style-name="Standard">Supprime et renvoie la valeur associé à k</text:p>
          </table:table-cell>
        </table:table-row>
        <table:table-row table:style-name="TableLine93945809604256">
          <table:table-cell table:style-name="Tableau7.A1" office:value-type="string">
            <text:p text:style-name="Standard"><text:span text:style-name="code">len(d)</text:span></text:p>
          </table:table-cell>
          <table:table-cell table:style-name="Tableau7.A1" office:value-type="string">
            <text:p text:style-name="Standard">Nombre d'associations clé-valeur dans le dictionnaire</text:p>
          </table:table-cell>
        </table:table-row>
        <table:table-row table:style-name="TableLine93945809605056">
          <table:table-cell table:style-name="Tableau7.A1" office:value-type="string">
            <text:p text:style-name="Standard"><text:span text:style-name="code">for i in d.keys()</text:span></text:p>
          </table:table-cell>
          <table:table-cell table:style-name="Tableau7.A1" office:value-type="string">
            <text:p text:style-name="Standard">Parcours le dictionnaire par clés</text:p>
          </table:table-cell>
        </table:table-row>
        <table:table-row table:style-name="TableLine93945809605856">
          <table:table-cell table:style-name="Tableau7.A1" office:value-type="string">
            <text:p text:style-name="Standard"><text:span text:style-name="code">for i in d.values() </text:span></text:p>
          </table:table-cell>
          <table:table-cell table:style-name="Tableau7.A1" office:value-type="string">
            <text:p text:style-name="Standard">Parcours le dictionnaire par valeurs</text:p>
          </table:table-cell>
        </table:table-row>
        <table:table-row table:style-name="TableLine93945809606848">
          <table:table-cell table:style-name="Tableau7.A1" office:value-type="string">
            <text:p text:style-name="Standard"><text:span text:style-name="code">for i,j in d.items()</text:span></text:p>
          </table:table-cell>
          <table:table-cell table:style-name="Tableau7.A1" office:value-type="string">
            <text:p text:style-name="Standard">Parcours le dictionnaire par clés en ayant les valeurs associées</text:p>
          </table:table-cell>
        </table:table-row>
      </table:table>
      <text:p text:style-name="Standard"/>
      <text:h text:style-name="Heading_20_3" text:outline-level="3">Compréhensions de listes</text:h>
      <text:p text:style-name="Standard"><text:span text:style-name="code">l=[x for x in range(50)]</text:span></text:p>
      <text:p text:style-name="Standard"><text:span text:style-name="code">l=[x**2 for x in range(50) if x%3==0]</text:span></text:p>
      <text:p text:style-name="Standard"/>
      <text:h text:style-name="Heading_20_3" text:outline-level="3">Modules</text:h>
      <table:table table:name="Tableau8" table:style-name="Tableau8">
        <table:table-column table:style-name="Tableau8.A"/>
        <table:table-column table:style-name="Tableau8.B"/>
        <table:table-row table:style-name="TableLine93945809517680">
          <table:table-cell table:style-name="Tableau8.A1" office:value-type="string">
            <text:p text:style-name="Standard"><text:span text:style-name="code">help(math)</text:span></text:p>
          </table:table-cell>
          <table:table-cell table:style-name="Tableau8.A1" office:value-type="string">
            <text:p text:style-name="Standard">Affiche une aide rapide du module math</text:p>
          </table:table-cell>
        </table:table-row>
        <table:table-row table:style-name="TableLine93945809623888">
          <table:table-cell table:style-name="Tableau8.A1" office:value-type="string">
            <text:p text:style-name="P6"><text:span text:style-name="code">import math</text:span></text:p>
            <text:p text:style-name="P6"><text:span text:style-name="code">s = math.sqrt(4)</text:span></text:p>
          </table:table-cell>
          <table:table-cell table:style-name="Tableau8.A1" office:value-type="string">
            <text:p text:style-name="P6">Importation - Méthode 1 :</text:p>
            <text:p text:style-name="P6">sqrt() doit être précédé du nom du module</text:p>
          </table:table-cell>
        </table:table-row>
        <table:table-row table:style-name="TableLine93945809624240">
          <table:table-cell table:style-name="Tableau8.A1" office:value-type="string">
            <text:p text:style-name="P6"><text:span text:style-name="code">from math import sqrt</text:span></text:p>
            <text:p text:style-name="P6"><text:span text:style-name="code">s = sqrt(4)</text:span></text:p>
          </table:table-cell>
          <table:table-cell table:style-name="Tableau8.A1" office:value-type="string">
            <text:p text:style-name="Standard">Importation - Méthode 2 :</text:p>
            <text:p text:style-name="Standard">sqrt() n'est pas précédé du nom du module</text:p>
          </table:table-cell>
        </table:table-row>
        <table:table-row table:style-name="TableLine93945809624768">
          <table:table-cell table:style-name="Tableau8.A1" office:value-type="string">
            <text:p text:style-name="Standard"><text:span text:style-name="code">from math import *</text:span></text:p>
          </table:table-cell>
          <table:table-cell table:style-name="Tableau8.A1" office:value-type="string">
            <text:p text:style-name="Standard">Importation - Méthode 3 : à éviter</text:p>
          </table:table-cell>
        </table:table-row>
      </table:table>
      <text:p text:style-name="Standard"/>
      <text:h text:style-name="P11" text:outline-level="3"><text:soft-page-break/>Module Math</text:h>
      <table:table table:name="Tableau9" table:style-name="Tableau9">
        <table:table-column table:style-name="Tableau9.A"/>
        <table:table-column table:style-name="Tableau9.B"/>
        <table:table-row table:style-name="TableLine93945756256256">
          <table:table-cell table:style-name="Tableau9.A1" office:value-type="string">
            <text:p text:style-name="Standard"><text:span text:style-name="code">sqrt(x)</text:span></text:p>
          </table:table-cell>
          <table:table-cell table:style-name="Tableau9.A1" office:value-type="string">
            <text:p text:style-name="Standard">Racine carrée</text:p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floor(x)</text:span></text:p>
          </table:table-cell>
          <table:table-cell table:style-name="Tableau9.A1" office:value-type="string">
            <text:p text:style-name="Standard">Arrondi à l'entier inférieur</text:p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ceil(x)</text:span></text:p>
          </table:table-cell>
          <table:table-cell table:style-name="Tableau9.A1" office:value-type="string">
            <text:p text:style-name="Standard">Arrondi à l'entier supérieur</text:p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gcd(x,y)</text:span></text:p>
          </table:table-cell>
          <table:table-cell table:style-name="Tableau9.A1" office:value-type="string">
            <text:p text:style-name="Standard">PGCD de x et y</text:p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frexp(x)</text:span></text:p>
          </table:table-cell>
          <table:table-cell table:style-name="Tableau9.A1" office:value-type="string">
            <text:p text:style-name="Standard">Retourne m et e tels que x = m * 2^e</text:p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sin(x), cos(x), tan(x), asin(x)</text:span></text:p>
          </table:table-cell>
          <table:table-cell table:style-name="Tableau9.A1" office:value-type="string">
            <text:p text:style-name="Table_20_Contents"/>
          </table:table-cell>
        </table:table-row>
        <table:table-row table:style-name="TableLine93945756256256">
          <table:table-cell table:style-name="Tableau9.A1" office:value-type="string">
            <text:p text:style-name="Standard"><text:span text:style-name="code">pi</text:span></text:p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Standard"/>
      <text:h text:style-name="Heading_20_3" text:outline-level="3">Module Random</text:h>
      <table:table table:name="Tableau10" table:style-name="Tableau10">
        <table:table-column table:style-name="Tableau10.A"/>
        <table:table-column table:style-name="Tableau10.B"/>
        <table:table-row table:style-name="TableLine93945753403952">
          <table:table-cell table:style-name="Tableau10.A1" office:value-type="string">
            <text:p text:style-name="Standard"><text:span text:style-name="code">random()</text:span></text:p>
          </table:table-cell>
          <table:table-cell table:style-name="Tableau10.A1" office:value-type="string">
            <text:p text:style-name="Standard">Flottant sur [0 ; 1[</text:p>
          </table:table-cell>
        </table:table-row>
        <table:table-row table:style-name="TableLine93945753403952">
          <table:table-cell table:style-name="Tableau10.A1" office:value-type="string">
            <text:p text:style-name="Standard"><text:span text:style-name="code">randint(a,b)</text:span></text:p>
          </table:table-cell>
          <table:table-cell table:style-name="Tableau10.A1" office:value-type="string">
            <text:p text:style-name="Standard">Entier entre a et b inclus</text:p>
          </table:table-cell>
        </table:table-row>
        <table:table-row table:style-name="TableLine93945753403952">
          <table:table-cell table:style-name="Tableau10.A1" office:value-type="string">
            <text:p text:style-name="Standard"><text:span text:style-name="code">choice(s)</text:span></text:p>
          </table:table-cell>
          <table:table-cell table:style-name="Tableau10.A1" office:value-type="string">
            <text:p text:style-name="Standard">Elément au hasard dans la séquence s</text:p>
          </table:table-cell>
        </table:table-row>
        <table:table-row table:style-name="TableLine93945753403952">
          <table:table-cell table:style-name="Tableau10.A1" office:value-type="string">
            <text:p text:style-name="Standard"><text:span text:style-name="code">shuffle(l)</text:span></text:p>
          </table:table-cell>
          <table:table-cell table:style-name="Tableau10.A1" office:value-type="string">
            <text:p text:style-name="Standard">Mélange la liste l</text:p>
          </table:table-cell>
        </table:table-row>
      </table:table>
      <text:p text:style-name="Standard"/>
      <text:h text:style-name="Heading_20_3" text:outline-level="3">Module Os</text:h>
      <table:table table:name="Tableau11" table:style-name="Tableau11">
        <table:table-column table:style-name="Tableau11.A"/>
        <table:table-column table:style-name="Tableau11.B"/>
        <table:table-row table:style-name="TableLine93945833486336">
          <table:table-cell table:style-name="Tableau11.A1" office:value-type="string">
            <text:p text:style-name="Standard"><text:span text:style-name="code">chdir(path)</text:span></text:p>
          </table:table-cell>
          <table:table-cell table:style-name="Tableau11.A1" office:value-type="string">
            <text:p text:style-name="Standard">Change le répertoire en cours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getcwd()</text:span></text:p>
          </table:table-cell>
          <table:table-cell table:style-name="Tableau11.A1" office:value-type="string">
            <text:p text:style-name="Standard">Renvoie le répertoire en cours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listdir(path)</text:span></text:p>
          </table:table-cell>
          <table:table-cell table:style-name="Tableau11.A1" office:value-type="string">
            <text:p text:style-name="Standard">Renvoie la liste des fichiers et répertoires contenus dans path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mkdir(path)</text:span></text:p>
          </table:table-cell>
          <table:table-cell table:style-name="Tableau11.A1" office:value-type="string">
            <text:p text:style-name="Standard">Crée un nouveau répertoire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remove(path)</text:span></text:p>
          </table:table-cell>
          <table:table-cell table:style-name="Tableau11.A1" office:value-type="string">
            <text:p text:style-name="Standard">Supprime un fichier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rmdir(path)</text:span></text:p>
          </table:table-cell>
          <table:table-cell table:style-name="Tableau11.A1" office:value-type="string">
            <text:p text:style-name="Standard">Supprime un répertoire vide</text:p>
          </table:table-cell>
        </table:table-row>
        <table:table-row table:style-name="TableLine93945833486336">
          <table:table-cell table:style-name="Tableau11.A1" office:value-type="string">
            <text:p text:style-name="Standard"><text:span text:style-name="code">rename(src,dst)</text:span></text:p>
          </table:table-cell>
          <table:table-cell table:style-name="Tableau11.A1" office:value-type="string">
            <text:p text:style-name="Standard">Renomme un fichier ou un répertoire</text:p>
          </table:table-cell>
        </table:table-row>
      </table:table>
      <text:p text:style-name="Standard"/>
      <text:p text:style-name="Standard"/>
      <text:h text:style-name="P11" text:outline-level="3">Fichiers textes</text:h>
      <text:p text:style-name="Standard"><text:span text:style-name="code">f=open(path, mode="a", encoding="utf8")</text:span></text:p>
      <text:p text:style-name="Standard">Les principaux modes sont : <text:span text:style-name="code">"r"</text:span> (read - par défaut), <text:span text:style-name="code">"w"</text:span> (write), <text:span text:style-name="code">"+"</text:span> (read and write), <text:span text:style-name="code">"a"</text:span> (append)</text:p>
      <text:p text:style-name="Standard">Si on veut lire le fichier octet par octet sans utiliser d'encodage texte, on peut ajouter <text:span text:style-name="code">"b"</text:span> au mode (binary).</text:p>
      <table:table table:name="Tableau12" table:style-name="Tableau12">
        <table:table-column table:style-name="Tableau12.A"/>
        <table:table-column table:style-name="Tableau12.B"/>
        <table:table-row table:style-name="TableLine93945755825680">
          <table:table-cell table:style-name="Tableau12.A1" office:value-type="string">
            <text:p text:style-name="Standard"><text:span text:style-name="code">f.read()</text:span></text:p>
          </table:table-cell>
          <table:table-cell table:style-name="Tableau12.A1" office:value-type="string">
            <text:p text:style-name="Standard">Renvoie une chaîne avec tout le contenu de f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readline()</text:span></text:p>
          </table:table-cell>
          <table:table-cell table:style-name="Tableau12.A1" office:value-type="string">
            <text:p text:style-name="Standard">Renvoie la ligne suivante du fichier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readlines()</text:span></text:p>
          </table:table-cell>
          <table:table-cell table:style-name="Tableau12.A1" office:value-type="string">
            <text:p text:style-name="Standard">Renvoie la liste des lignes du fichier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write(s)</text:span></text:p>
          </table:table-cell>
          <table:table-cell table:style-name="Tableau12.A1" office:value-type="string">
            <text:p text:style-name="Standard">Écrit la chaîne s dans le fichier f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writelines(l)</text:span></text:p>
          </table:table-cell>
          <table:table-cell table:style-name="Tableau12.A1" office:value-type="string">
            <text:p text:style-name="Standard">Écrit les lignes contenues dans la liste l dans le fichier f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tell()</text:span></text:p>
          </table:table-cell>
          <table:table-cell table:style-name="Tableau12.A1" office:value-type="string">
            <text:p text:style-name="Standard">Position en cours du pointeur de fichier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seek(i,0)</text:span></text:p>
          </table:table-cell>
          <table:table-cell table:style-name="Tableau12.A1" office:value-type="string">
            <text:p text:style-name="Standard">Déplace le pointeur de fichier de i octets en partant du début</text:p>
          </table:table-cell>
        </table:table-row>
        <table:table-row table:style-name="TableLine93945755825680">
          <table:table-cell table:style-name="Tableau12.A1" office:value-type="string">
            <text:p text:style-name="Standard"><text:span text:style-name="code">f.close()</text:span></text:p>
          </table:table-cell>
          <table:table-cell table:style-name="Tableau12.A1" office:value-type="string">
            <text:p text:style-name="Standard">Vide le buffer d'écriture et ferme le fichier (A ne pas oublier !!)</text:p>
          </table:table-cell>
        </table:table-row>
      </table:table>
      <text:p text:style-name="Standard"/>
      <text:h text:style-name="Heading_20_3" text:outline-level="3">Gestion des erreurs d'exécution</text:h>
      <table:table table:name="Tableau13" table:style-name="Tableau13">
        <table:table-column table:style-name="Tableau13.A"/>
        <table:table-column table:style-name="Tableau13.B"/>
        <table:table-row table:style-name="TableLine93945849152768">
          <table:table-cell table:style-name="Tableau13.A1" office:value-type="string">
            <text:p text:style-name="Standard"><text:span text:style-name="code">try:</text:span></text:p>
            <text:p text:style-name="Standard"><text:span text:style-name="code"><text:s text:c="2"/>r=a/b</text:span></text:p>
          </table:table-cell>
          <table:table-cell table:style-name="Tableau13.A1" office:value-type="string">
            <text:p text:style-name="Standard">Opération dangereuse dans le try</text:p>
          </table:table-cell>
        </table:table-row>
        <table:table-row table:style-name="TableLine93945849152768">
          <table:table-cell table:style-name="Tableau13.A1" office:value-type="string">
            <text:p text:style-name="Standard"><text:span text:style-name="code">except ZeroDivisionError:</text:span></text:p>
            <text:p text:style-name="Standard"><text:span text:style-name="code"><text:s text:c="2"/>print("divis</text:span><text:span text:style-name="code"><text:span text:style-name="T4">ion</text:span></text:span><text:span text:style-name="code"> par 0")</text:span></text:p>
          </table:table-cell>
          <table:table-cell table:style-name="Tableau13.A1" office:value-type="string">
            <text:p text:style-name="Standard">Code exécuté uniquement si l'erreur est de type "ZeroDivisionError"</text:p>
          </table:table-cell>
        </table:table-row>
        <table:table-row table:style-name="TableLine93945849152768">
          <table:table-cell table:style-name="Tableau13.A1" office:value-type="string">
            <text:p text:style-name="Standard"><text:span text:style-name="code">else:</text:span></text:p>
            <text:p text:style-name="Standard"><text:span text:style-name="code"><text:s text:c="2"/>print(r)</text:span></text:p>
          </table:table-cell>
          <table:table-cell table:style-name="Tableau13.A1" office:value-type="string">
            <text:p text:style-name="Standard">Code exécuté uniquement si il n'y a pas eu d'erreur</text:p>
          </table:table-cell>
        </table:table-row>
        <table:table-row table:style-name="TableLine93945849152768">
          <table:table-cell table:style-name="Tableau13.A1" office:value-type="string">
            <text:p text:style-name="Standard"><text:span text:style-name="code">finaly:</text:span></text:p>
            <text:p text:style-name="Standard"><text:span text:style-name="code"><text:s text:c="2"/>print(a,b)</text:span></text:p>
          </table:table-cell>
          <table:table-cell table:style-name="Tableau13.A1" office:value-type="string">
            <text:p text:style-name="Standard">Code exécuté que l'on soit passé par le except ou par le els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3:19:40.797179822</meta:creation-date>
    <dc:date>2022-08-26T21:34:57.901781818</dc:date>
    <meta:editing-duration>PT1H16M47S</meta:editing-duration>
    <meta:editing-cycles>19</meta:editing-cycles>
    <meta:generator>LibreOffice/6.4.7.2$Linux_X86_64 LibreOffice_project/40$Build-2</meta:generator>
    <meta:document-statistic meta:table-count="13" meta:image-count="0" meta:object-count="0" meta:page-count="4" meta:paragraph-count="279" meta:word-count="1215" meta:character-count="6959" meta:non-whitespace-character-count="5908"/>
  </office:meta>
</office:document-meta>
</file>